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Mono Light" svg:font-family="'Roboto Mon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Roboto Mono Light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oboto Mono Light" fo:font-size="10pt" officeooo:paragraph-rsid="001d4303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Roboto Mono Light" fo:font-size="10pt" officeooo:rsid="001d4303" officeooo:paragraph-rsid="001d4303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Roboto Mono Light" fo:font-size="10pt" officeooo:rsid="001e1b56" officeooo:paragraph-rsid="001e1b56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Roboto Mono Light" fo:font-size="10pt" officeooo:rsid="001fe7b9" officeooo:paragraph-rsid="001fe7b9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Roboto Mono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4303"/>
    </style:style>
    <style:style style:name="T3" style:family="text">
      <style:text-properties officeooo:rsid="001fe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0. Pierwszej liczby oraz ostatniej nie wolno wyciągać.</text:p>
      <text:p text:style-name="P1">1. Pojedynczych możemy wyjąć (set_len - 2).</text:p>
      <text:p text:style-name="P1">2. Podwójnych możemy wyjąć binom(set_len - 2, 2)</text:p>
      <text:p text:style-name="P4">3. Potrójne:</text:p>
      <text:p text:style-name="P4"><text:tab/>a) w zakresie od drugiej do przedostatniej liczby seta utwórz kombinacje</text:p>
      <text:p text:style-name="P1"/>
      <text:p text:style-name="P1"/>
      <text:p text:style-name="P6">2 consecutive increment 1 numbers</text:p>
      <text:p text:style-name="P1">1, 4, 5, 8, 11</text:p>
      <text:p text:style-name="P1"/>
      <text:p text:style-name="P1">1 combination</text:p>
      <text:p text:style-name="P1"/>
      <text:p text:style-name="P6">3 cons.</text:p>
      <text:p text:style-name="P1">1, 4, 5, 6, 9, 12</text:p>
      <text:p text:style-name="P1"/>
      <text:p text:style-name="P1">1, 4, 6, 9, 12</text:p>
      <text:p text:style-name="P1"/>
      <text:p text:style-name="P1">2 combinations</text:p>
      <text:p text:style-name="P1"/>
      <text:p text:style-name="P6">4 cons.</text:p>
      <text:p text:style-name="P1">1, 4, 5, 6, 7, 10, 13</text:p>
      <text:p text:style-name="P1"/>
      <text:p text:style-name="P1">1, 4, 6, 7, 10, 13 <text:s text:c="13"/>5</text:p>
      <text:p text:style-name="P1">1, 4, 5, 7, 10, 13 <text:s text:c="13"/>6</text:p>
      <text:p text:style-name="P1"/>
      <text:p text:style-name="P1">1, 4, 7, 10, 13 <text:s text:c="16"/>5,6</text:p>
      <text:p text:style-name="P1"/>
      <text:p text:style-name="P1">4 combinations</text:p>
      <text:p text:style-name="P1"/>
      <text:p text:style-name="P6">5 cons.</text:p>
      <text:p text:style-name="P1">1, 4, 5, 6, 7, 8, 11, 14</text:p>
      <text:p text:style-name="P1"/>
      <text:p text:style-name="P1">1, 4, 6, 7, 8, 11, 14 <text:s text:c="10"/>5</text:p>
      <text:p text:style-name="P1">1, 4, 5, 7, 8, 11, 14 <text:s text:c="10"/>6</text:p>
      <text:p text:style-name="P1">1, 4, 5, 6, 8, 11, 14 <text:s text:c="10"/>7</text:p>
      <text:p text:style-name="P1"/>
      <text:p text:style-name="P1">1, 4, 7, 8, 11, 14 <text:s text:c="13"/>5,6</text:p>
      <text:p text:style-name="P1">1, 4, 5, 8, 11, 14 <text:s text:c="13"/>6,7</text:p>
      <text:p text:style-name="P1">1, 4, 6, 8, 11, 14 <text:s text:c="13"/>5,7</text:p>
      <text:p text:style-name="P1"/>
      <text:p text:style-name="P1">7 combinations</text:p>
      <text:p text:style-name="P1"/>
      <text:p text:style-name="P6">6 cons.</text:p>
      <text:p text:style-name="P1">1, 4, 5, 6, 7, 8, 9, 12, 15</text:p>
      <text:p text:style-name="P1"/>
      <text:p text:style-name="P1">1, 4, 6, 7, 8, 9, 12, 15 <text:s text:c="7"/>5</text:p>
      <text:p text:style-name="P1">1, 4, 5, 7, 8, 9, 12, 15 <text:s text:c="7"/>6</text:p>
      <text:p text:style-name="P1">1, 4, 5, 6, 8, 9, 12, 15 <text:s text:c="7"/>7</text:p>
      <text:p text:style-name="P1">1, 4, 5, 6, 7, 9, 12, 15 <text:s text:c="7"/>8</text:p>
      <text:p text:style-name="P1"/>
      <text:p text:style-name="P1">1, 4, 7, 8, 9, 12, 15 <text:s text:c="10"/>5,6</text:p>
      <text:p text:style-name="P1">1, 4, 6, 8, 9, 12, 15 <text:s text:c="10"/>5,7</text:p>
      <text:p text:style-name="P1">1, 4, 6, 7, 9, 12, 15 <text:s text:c="10"/>5,8</text:p>
      <text:p text:style-name="P1">1, 4, 5, 8, 9, 12, 15 <text:s text:c="10"/>6,7</text:p>
      <text:p text:style-name="P1">1, 4, 5, 7, 9, 12, 15 <text:s text:c="10"/>6,8</text:p>
      <text:p text:style-name="P1">1, 4, 5, 6, 9, 12, 15 <text:s text:c="10"/>7,8</text:p>
      <text:p text:style-name="P1"/>
      <text:p text:style-name="P1">1, 4, 7, 9, 12, 15 <text:s text:c="13"/>5,6,8</text:p>
      <text:p text:style-name="P1">1, 4, 6, 9, 12, 15 <text:s text:c="13"/>5,7,8</text:p>
      <text:p text:style-name="P1"/>
      <text:p text:style-name="P1">13 combinations</text:p>
      <text:p text:style-name="P1"/>
      <text:p text:style-name="P6">7 cons.</text:p>
      <text:p text:style-name="P1">1, 4, 5, 6, 7, 8, 9, 10, 13, 15</text:p>
      <text:p text:style-name="P1"/>
      <text:p text:style-name="P1">5 <text:span text:style-name="T2">singles</text:span></text:p>
      <text:p text:style-name="P1"/>
      <text:p text:style-name="P1">10 <text:span text:style-name="T2">doubles</text:span></text:p>
      <text:p text:style-name="P1"/>
      <text:p text:style-name="P3">6 triples</text:p>
      <text:p text:style-name="P1">1, 4, <text:span text:style-name="T1">5,</text:span> 6,<text:span text:style-name="T1"> 7,</text:span> 8, <text:span text:style-name="T1">9, </text:span>10, 13, 15</text:p>
      <text:p text:style-name="P1">1, 4, <text:span text:style-name="T1">5, 6, </text:span>7, <text:span text:style-name="T1">8, </text:span>9, 10, 13, 15</text:p>
      <text:p text:style-name="P1">1, 4, <text:span text:style-name="T1">5, 6,</text:span> 7, 8, <text:span text:style-name="T1">9,</text:span> 10, 13, 15</text:p>
      <text:p text:style-name="P1">1, 4, <text:span text:style-name="T1">5, </text:span>6, <text:span text:style-name="T1">7, 8,</text:span> 9, 10, 13, 15</text:p>
      <text:p text:style-name="P1">1, 4,<text:span text:style-name="T1"> 5, </text:span>6, 7, <text:span text:style-name="T1">8, 9,</text:span> 10, 13, 15</text:p>
      <text:p text:style-name="P1">1, 4, 5, <text:span text:style-name="T1">6,</text:span> 7, <text:span text:style-name="T1">8, 9,</text:span> 10, 13, 15</text:p>
      <text:p text:style-name="P1"/>
      <text:p text:style-name="P2"/>
      <text:p text:style-name="P4">1) Znajdź wszystkie sety, gdzie każda kolejna liczba jest o 1 większa, niż poprzednia.</text:p>
      <text:p text:style-name="P4">2) W każdym secie znajdź wszystkie kombinacje bez zwracania od drugiej do przedostatniej liczby.</text:p>
      <text:p text:style-name="P4">3) Wyklucz wszystkie kom<text:span text:style-name="T3">binacje, w których są 3 kolejne liczby (lub więcej niż 3).</text:span></text:p>
      <text:p text:style-name="P5">4) Policz wszystkie pozostałe kombinacje w danym secie.</text:p>
      <text:p text:style-name="P5">5) Oblicz iloczyn wszystkich liczb kombinacji w poszczególnych setach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 Mono Light" svg:font-family="'Roboto Mon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2:38:54.459931327</meta:creation-date>
    <dc:date>2020-12-10T14:59:32.550077454</dc:date>
    <meta:editing-duration>PT15M5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8" meta:word-count="399" meta:character-count="1840" meta:non-whitespace-character-count="1273"/>
  </office:meta>
</office:document-meta>
</file>